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318a" officeooo:paragraph-rsid="0017318a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7318a" officeooo:paragraph-rsid="0017318a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umentação do Sistema de Banco</text:p>
      <text:p text:style-name="P1"/>
      <text:p text:style-name="P1">Descrição</text:p>
      <text:p text:style-name="P1">Tecnologias</text:p>
      <text:p text:style-name="P1">Observaçõ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1T18:20:00.721532226</meta:creation-date>
    <dc:date>2024-01-01T18:21:47.932467163</dc:date>
    <meta:editing-duration>PT1M47S</meta:editing-duration>
    <meta:editing-cycles>1</meta:editing-cycles>
    <meta:document-statistic meta:table-count="0" meta:image-count="0" meta:object-count="0" meta:page-count="1" meta:paragraph-count="4" meta:word-count="8" meta:character-count="63" meta:non-whitespace-character-count="59"/>
    <meta:generator>LibreOffice/7.3.7.2$Linux_X86_64 LibreOffice_project/30$Build-2</meta:generator>
  </office:meta>
</office:document-meta>
</file>